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rverRequestBuilder.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erverRequestBuilder.cookie( String name , String ...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dyInputStream.read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tServerRequest.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ServerRequest.messageConver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Builder.header( String headerName , String ... header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dyInputStream.skip( lo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Builder.headers( Consumer &lt; HttpHeaders &gt; headers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tInputMessage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InputStream.read( byte [ ] b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ServerRequest.remote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ServerRequest.body( Class &lt; T &gt; bod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InputStream.isRea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InputStream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InputStream.isFinis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ServerRequest.pathVariab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uiltServerRequest.uri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InputStream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InputStream.mark( int read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ServerRequest.body( ParameterizedTypeReference &lt; T &gt; bod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tServerRequest.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Builder.method( Http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erverRequestBuilder.params( Consumer &lt; MultiValueMap &lt; String , String &gt; &gt; params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ServerRequest.BuiltServerRequest( HttpServletRequest servletRequest , HttpMethod method , URI uri , HttpHeaders headers , MultiValueMap &lt; String , Cookie &gt; cookies , Map &lt; String , Object &gt; attributes , MultiValueMap &lt; String , String &gt; params , @ Nullable InetSocketAddress remoteAddress , byte [ ] body , List &lt; HttpMessageConverter &lt; ? &gt; &gt; message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iltInputMessage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ServerRequest.servl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Builder.DefaultServerRequestBuilder( ServerRequest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iltServerRequest.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Builder.attributes( Consumer &lt; Map &lt; String , Object &gt; &gt; attributes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RequestBuilder.body( byte [ ]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InputStream.BodyInputStream( byte [ ]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Builder.body( String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InputStream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Builder.param( String name , String ...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iltServerRequest.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ServerRequest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InputStream.setReadListener( ReadListener read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Builder.uri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tServerRequest.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Builder.remoteAddress( InetSocketAddress remote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tServerRequest.bodyInternal( Type bodyType , Class &lt; ? &gt; bodyClas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uiltServerRequest.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Builder.cookies( Consumer &lt; MultiValueMap &lt; String , Cookie &gt; &gt; cookies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InputStream.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ServerRequest.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ServerRequest.multipar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iltServerRequest.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